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plantilla-de-experimento"/>Plantilla de Experimento<text:bookmark-end text:name="plantilla-de-experimento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6/experiment-template" office:name=""><text:span text:style-name="Definition">https://blueprint.ecohubs.community/es/articles/rcos-templates/layer-6/experiment-template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6 — Evolución y Adaptación</text:p>
        </text:list-item>
        <text:list-item>
          <text:p text:style-name="P2"><text:span text:style-name="T1">Estado:</text:span> Plantilla — úsala para proponer un experimento acotado en el tiempo</text:p>
        </text:list-item>
        <text:list-item>
          <text:p text:style-name="P2"><text:span text:style-name="T1">Referencia RCOS:</text:span> <text:a xlink:type="simple" xlink:href="https://blueprint.ecohubs.community/es/articles/rcos-core/v0-1/layer-6-evolution-adaptation#83-experiments" office:name=""><text:span text:style-name="Definition">§8.3</text:span></text:a>, <text:a xlink:type="simple" xlink:href="https://blueprint.ecohubs.community/es/articles/rcos-core/v0-1/layer-6-evolution-adaptation#87-layer-invariants" office:name=""><text:span text:style-name="Definition">§8.7</text:span></text:a></text:p>
        </text:list-item>
      </text:list>
      <text:p text:style-name="P3">Los experimentos permiten que la comunidad pruebe un cambio sin adoptarlo de forma permanente. Para mantener la seguridad, cada experimento DEBE estar acotado en el tiempo, etiquetado y con expiración automática — y DEBE registrar sus resultados en el Registro de Aprendizajes.</text:p>
      <text:p text:style-name="Horizontal_20_Line"/>
      <text:h text:style-name="Heading_20_2" text:outline-level="2"><text:bookmark-start text:name="campos-requeridos"/>Campos Requeridos<text:bookmark-end text:name="campos-requeridos"/></text:h>
      <text:p text:style-name="First_20_paragraph"><text:span text:style-name="T2">Cláusulas RCOS: </text:span><text:a xlink:type="simple" xlink:href="https://blueprint.ecohubs.community/es/articles/rcos-core/v0-1/layer-6-evolution-adaptation#83-experiments" office:name=""><text:span text:style-name="Definition"><text:span text:style-name="T2">8.3.1</text:span></text:span></text:a><text:span text:style-name="T2">, </text:span><text:a xlink:type="simple" xlink:href="https://blueprint.ecohubs.community/es/articles/rcos-core/v0-1/layer-6-evolution-adaptation#83-experiments" office:name=""><text:span text:style-name="Definition"><text:span text:style-name="T2">8.3.2</text:span></text:span></text:a><text:span text:style-name="T2">, </text:span><text:a xlink:type="simple" xlink:href="https://blueprint.ecohubs.community/es/articles/rcos-core/v0-1/layer-6-evolution-adaptation#83-experiments" office:name=""><text:span text:style-name="Definition"><text:span text:style-name="T2">8.3.3</text:span></text:span></text:a><text:span text:style-name="T2">, </text:span><text:a xlink:type="simple" xlink:href="https://blueprint.ecohubs.community/es/articles/rcos-core/v0-1/layer-6-evolution-adaptation#83-experiments" office:name=""><text:span text:style-name="Definition"><text:span text:style-name="T2">8.3.4</text:span></text:span></text:a><text:span text:style-name="T2">, </text:span><text:a xlink:type="simple" xlink:href="https://blueprint.ecohubs.community/es/articles/rcos-core/v0-1/layer-6-evolution-adaptation#83-experiments" office:name=""><text:span text:style-name="Definition"><text:span text:style-name="T2">8.3.5</text:span></text:span></text:a><text:span text:style-name="T2">, </text:span><text:a xlink:type="simple" xlink:href="https://blueprint.ecohubs.community/es/articles/rcos-core/v0-1/layer-6-evolution-adaptation#87-layer-invariants" office:name=""><text:span text:style-name="Definition"><text:span text:style-name="T2">8.7.3</text:span></text:span></text:a></text:p>
      <text:p text:style-name="P4"><text:span text:style-name="T1">Justificación — ¿Por qué se requieren estos campos</text:span></text:p>
      <text:p text:style-name="P4">Sin alcance, duración, criterios de éxito y reversión, un “experimento” es simplemente un cambio permanente con un nombre más amigable. Obligar a cada propuesta a especificar qué cambia, cuándo termina, cómo se evaluará y cómo se revertirá mantiene la experimentación reversible — e impide que la etiqueta de experimento se use para eludir la deliberación.</text:p>
      <text:p text:style-name="P5"><text:span text:style-name="T1">Instrucciones — Cómo completar esto</text:span></text:p>
      <text:p text:style-name="P5">Completa cada campo. La duración máxima la establece tu Protocolo de Cambios. La autoridad de decisión DEBE provenir de la Matriz de Decisiones.</text:p>
      <text:list text:style-name="L3">
        <text:list-item>
          <text:p text:style-name="P6"><text:span text:style-name="T1">Título:</text:span> </text:p>
        </text:list-item>
        <text:list-item>
          <text:p text:style-name="P6"><text:span text:style-name="T1">Proponente:</text:span> </text:p>
        </text:list-item>
        <text:list-item>
          <text:p text:style-name="P6"><text:span text:style-name="T1">Tipo de decisión:</text:span> Estratégica</text:p>
        </text:list-item>
        <text:list-item>
          <text:p text:style-name="P6"><text:span text:style-name="T1">Alcance:</text:span> <text:span text:style-name="T2">&lt;exactamente qué se está probando; qué artefactos y comportamientos se ven afectados.&gt;</text:span></text:p>
        </text:list-item>
        <text:list-item>
          <text:p text:style-name="P6"><text:span text:style-name="T1">Duración:</text:span> <text:span text:style-name="T2">&lt;fecha de inicio — fecha de fin; duración máxima según lo establecido por el Protocolo de Cambios.&gt;</text:span></text:p>
        </text:list-item>
        <text:list-item>
          <text:p text:style-name="P6"><text:span text:style-name="T1">Puntos de revisión:</text:span> <text:span text:style-name="T2">&lt;al menos una revisión intermedia; especifica fechas y qué se revisa.&gt;</text:span></text:p>
        </text:list-item>
        <text:list-item>
          <text:p text:style-name="P6"><text:span text:style-name="T1">Criterios de éxito:</text:span> <text:span text:style-name="T2">&lt;condiciones observables que justificarían hacer el cambio permanente.&gt;</text:span></text:p>
        </text:list-item>
        <text:list-item>
          <text:p text:style-name="P6"><text:span text:style-name="T1">Criterios de fallo:</text:span> <text:span text:style-name="T2">&lt;condiciones observables que terminarían el experimento anticipadamente.&gt;</text:span></text:p>
        </text:list-item>
        <text:list-item>
          <text:p text:style-name="P6"><text:span text:style-name="T1">Condiciones y proceso de reversión:</text:span> <text:span text:style-name="T2">&lt;qué activa la reversión y cómo se ejecuta.&gt;</text:span></text:p>
        </text:list-item>
        <text:list-item>
          <text:p text:style-name="P6"><text:span text:style-name="T1">Ruta de decisión autorizada:</text:span> <text:span text:style-name="T2">&lt;quién puede iniciar, extender, modificar o terminar el experimento, según la Matriz de Decisiones.&gt;</text:span></text:p>
        </text:list-item>
        <text:list-item>
          <text:p text:style-name="P6"><text:span text:style-name="T1">Etiquetado:</text:span> <text:span text:style-name="T2">&lt;todos los artefactos afectados por el experimento DEBEN estar explícitamente etiquetados como experimentales durante toda su duración.&gt;</text:span></text:p>
        </text:list-item>
        <text:list-item>
          <text:p text:style-name="P6"><text:span text:style-name="T1">Suspensión de seguridad:</text:span> <text:span text:style-name="T2">&lt;reconoce que se PUEDE invocar una suspensión de emergencia bajo el Protocolo de Cambios si surge un riesgo de seguridad creíble.&gt;</text:span></text:p>
        </text:list-item>
      </text:list>
      <text:h text:style-name="Heading_20_2" text:outline-level="2"><text:bookmark-start text:name="expiración-y-renovación"/>Expiración y Renovación<text:bookmark-end text:name="expiración-y-renovación"/></text:h>
      <text:p text:style-name="P7"><text:span text:style-name="T1">Justificación — ¿Por qué los experimentos deben expirar</text:span></text:p>
      <text:p text:style-name="P7">La comunidad necesita la opción de revertir. La expiración automática obliga a tomar una decisión deliberada para hacer el cambio permanente — en lugar de una deriva lenta en la que nadie recuerda que alguna vez fue condicional.</text:p>
      <text:p text:style-name="P8"><text:span text:style-name="T1">Instrucciones — Cómo completar esto</text:span></text:p>
      <text:p text:style-name="P8">Indica la regla de expiración automática, el mecanismo de renovación y la obligación de registrar los resultados en el Registro de Aprendizajes.</text:p>
      <text:list text:style-name="L4">
        <text:list-item>
          <text:p text:style-name="P9"><text:span text:style-name="T2">&lt;Los experimentos expiran automáticamente al final de su duración definida, a menos que se renueven explícitamente mediante una nueva propuesta. La renovación requiere una nueva votación Estratégica.&gt;</text:span></text:p>
        </text:list-item>
        <text:list-item>
          <text:p text:style-name="P9"/>
        </text:list-item>
      </text:list>
      <text:p text:style-name="Horizontal_20_Line"/>
      <text:h text:style-name="Heading_20_2" text:outline-level="2"><text:bookmark-start text:name="registro-de-resultado-se-completa-al-finalizar-el-experimento"/>Registro de Resultado (se completa al finalizar el experimento)<text:bookmark-end text:name="registro-de-resultado-se-completa-al-finalizar-el-experimento"/></text:h>
      <text:list text:style-name="L5">
        <text:list-item>
          <text:p text:style-name="P10"><text:span text:style-name="T1">Fecha de finalización:</text:span></text:p>
        </text:list-item>
        <text:list-item>
          <text:p text:style-name="P10"><text:span text:style-name="T1">Resultado:</text:span> <text:span text:style-name="T2">&lt;Adoptado permanentemente / Revertido / Modificado y ejecutado de nuevo / Terminado anticipadamente&gt;</text:span></text:p>
        </text:list-item>
        <text:list-item>
          <text:p text:style-name="P10"><text:span text:style-name="T1">Registro de decisión:</text:span> <text:span text:style-name="T2">&lt;enlace a la votación o decisión&gt;</text:span></text:p>
        </text:list-item>
        <text:list-item>
          <text:p text:style-name="P10"><text:span text:style-name="T1">Entrada en el Registro de Aprendizajes:</text:span> </text:p>
        </text:list-item>
        <text:list-item>
          <text:p text:style-name="P10"><text:span text:style-name="T1">Resumen:</text:span> <text:span text:style-name="T2">&lt;dos a cuatro oraciones sobre qué se probó, qué se observó y qué se decidió.&gt;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6:06Z</meta:creation-date>
    <dc:date>2026-04-29T00:56:06Z</dc:date>
    <meta:user-defined meta:name="title-meta" meta:value-type="string">Plantilla de Experimento</meta:user-defined>
  </office:meta>
</office:document-meta>
</file>